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8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5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Expenses_for_OPCC_by_pay_re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2">
            <text:p>ExpenseClaimID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Cost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ClaimTypePublicTrans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71"/>
        </table:table-row>
        <table:table-row table:style-name="ro2">
          <table:table-cell office:value-type="float" office:value="729254" table:style-name="ce3">
            <text:p>729254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ucks High Sheriff Ceremony</text:p>
          </table:table-cell>
          <table:table-cell office:value-type="date" office:date-value="2024-04-14T00:00:00" table:style-name="ce5">
            <text:p>14-Apr-24</text:p>
          </table:table-cell>
          <table:table-cell office:value-type="string" table:style-name="ce6">
            <text:p>Out of Force</text:p>
          </table:table-cell>
          <table:table-cell office:value-type="float" office:value="8.4" table:style-name="ce7">
            <text:p>8.4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6" table:style-name="ce8">
            <text:p>6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3">
          <table:table-cell office:value-type="float" office:value="729258" table:style-name="ce3">
            <text:p>729258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manda Stephens</text:p>
          </table:table-cell>
          <table:table-cell office:value-type="date" office:date-value="2024-04-23T00:00:00" table:style-name="ce5">
            <text:p>23-Apr-24</text:p>
          </table:table-cell>
          <table:table-cell office:value-type="string" table:style-name="ce6">
            <text:p>Out of Force</text:p>
          </table:table-cell>
          <table:table-cell office:value-type="float" office:value="6.7" table:style-name="ce7">
            <text:p>6.7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6" table:style-name="ce8">
            <text:p>6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4">
          <table:table-cell office:value-type="float" office:value="729260" table:style-name="ce3">
            <text:p>729260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Fighting Back Against Retail Crime</text:p>
            <text:p>SLT Lunch</text:p>
          </table:table-cell>
          <table:table-cell office:value-type="date" office:date-value="2024-05-08T00:00:00" table:style-name="ce5">
            <text:p>08-May-24</text:p>
          </table:table-cell>
          <table:table-cell office:value-type="string" table:style-name="ce6">
            <text:p>Out of Force</text:p>
          </table:table-cell>
          <table:table-cell office:value-type="float" office:value="15.7" table:style-name="ce7">
            <text:p>15.7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6" table:style-name="ce8">
            <text:p>6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4">
          <table:table-cell office:value-type="float" office:value="729259" table:style-name="ce3">
            <text:p>729259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Fighting Back Against Retail Crime</text:p>
            <text:p>SLT Lunch</text:p>
          </table:table-cell>
          <table:table-cell office:value-type="date" office:date-value="2024-05-08T00:00:00" table:style-name="ce5">
            <text:p>08-May-24</text:p>
          </table:table-cell>
          <table:table-cell office:value-type="string" table:style-name="ce6">
            <text:p>Out of Force</text:p>
          </table:table-cell>
          <table:table-cell office:value-type="float" office:value="4.3" table:style-name="ce7">
            <text:p>4.3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6" table:style-name="ce8">
            <text:p>6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oke, Nancy (C2404)</meta:initial-creator>
    <dc:creator>Roberts, Charlotte (C7904)</dc:creator>
    <meta:creation-date>2024-06-12T12:06:17Z</meta:creation-date>
    <dc:date>2024-06-26T14:24:09Z</dc:date>
    <meta:print-date>2024-06-26T14:23:23Z</meta:print-date>
  </office:meta>
</office:document-meta>
</file>